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12pt" fo:hyphenate="false" loext:hyphenation-no-caps="false" loext:hyphenation-no-last-word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style:text-properties fo:font-size="12pt"/>
    </style:style>
    <style:style style:name="P9" style:family="paragraph"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marker-start="" draw:marker-end="Стили_20_стрелок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037cm" fo:min-width="3.1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start="" draw:marker-end="Стили_20_стрелок_20_3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marker-start="" draw:marker-end="Стили_20_стрелок_20_1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marker-start="" draw:marker-end="Стили_20_стрелок_20_1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marker-start="" draw:marker-end="Стили_20_стрелок_20_1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start="" draw:marker-end="Стили_20_стрелок_20_1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marker-start="" draw:marker-end="Стили_20_стрелок_20_1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marker-start="" draw:marker-end="Стили_20_стрелок_20_1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marker-start="" draw:marker-end="Стили_20_стрелок_20_1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852cm" fo:min-width="2.43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323cm" fo:min-width="3.09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002cm" fo:min-width="2.43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111cm" fo:min-width="1.90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.984cm" fo:min-width="3.4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12cm" fo:min-width="4.76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219cm" fo:min-width="4.20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Фигура 1" draw:style-name="gr17" draw:text-style-name="P1" svg:width="4.34cm" svg:height="1.35cm" svg:x="1.369cm" svg:y="-0.12cm"><text:p text:style-name="P1">Начало программы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Фигура 2" draw:style-name="gr16" draw:text-style-name="P9" svg:width="7.57cm" svg:height="1.777cm" svg:x="-0.457cm" svg:y="2.685cm"><text:p text:style-name="P8"><text:span text:style-name="T1">Ввод коэффициентов a, b, c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Фигура 3" draw:style-name="gr14" svg:width="3.811cm" svg:height="2.223cm" svg:x="0.734cm" svg:y="6.151cm"><text:p>Коэф. а=0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Фигура 4" draw:style-name="gr15" draw:text-style-name="P1" svg:width="3.44cm" svg:height="1.985cm" svg:x="0.893cm" svg:y="9.775cm"><text:p text:style-name="P1">Вычисление</text:p><text:p text:style-name="P1">дискриминанта</text:p><draw:enhanced-geometry svg:viewBox="0 0 21600 21600" draw:type="rectangle" draw:enhanced-path="M 0 0 L 21600 0 21600 21600 0 21600 0 0 Z N"/></draw:custom-shape><draw:custom-shape text:anchor-type="paragraph" draw:z-index="4" draw:name="Фигура 5" draw:style-name="gr14" draw:text-style-name="P1" svg:width="3.811cm" svg:height="2.223cm" svg:x="0.681cm" svg:y="13.665cm"><text:p text:style-name="P1">D &gt;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Фигура 6" draw:style-name="gr14" draw:text-style-name="P1" svg:width="3.811cm" svg:height="2.223cm" svg:x="0.654cm" svg:y="17.766cm"><text:p text:style-name="P1">D &lt;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Фигура 9" draw:style-name="gr15" draw:text-style-name="P1" svg:width="3.44cm" svg:height="1.985cm" svg:x="0.88cm" svg:y="21.497cm"><text:p text:style-name="P1">Вычисление</text:p><text:p text:style-name="P1">Одного корня</text:p><draw:enhanced-geometry svg:viewBox="0 0 21600 21600" draw:type="rectangle" draw:enhanced-path="M 0 0 L 21600 0 21600 21600 0 21600 0 0 Z N"/></draw:custom-shape><draw:custom-shape text:anchor-type="paragraph" draw:z-index="7" draw:name="Фигура 10" draw:style-name="gr14" svg:width="3.811cm" svg:height="2.223cm" svg:x="5.616cm" svg:y="6.204cm"><text:p>Коэф. b=0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Фигура 11" draw:style-name="gr2" draw:text-style-name="P3" svg:width="5.001cm" svg:height="1.645cm" svg:x="5.907cm" svg:y="18.136cm"><text:p text:style-name="P2"><text:span text:style-name="T1">Корней нет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" draw:name="Фигура 8" draw:style-name="gr2" draw:text-style-name="P3" svg:width="5.001cm" svg:height="1.645cm" svg:x="11.331cm" svg:y="13.982cm"><text:p text:style-name="P2"><text:span text:style-name="T1">Два корня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0" draw:name="Фигура 7" draw:style-name="gr15" draw:text-style-name="P1" svg:width="3.44cm" svg:height="1.985cm" svg:x="6.066cm" svg:y="13.85cm"><text:p text:style-name="P1">Вычисление</text:p><text:p text:style-name="P1">двух корней</text:p><draw:enhanced-geometry svg:viewBox="0 0 21600 21600" draw:type="rectangle" draw:enhanced-path="M 0 0 L 21600 0 21600 21600 0 21600 0 0 Z N"/></draw:custom-shape><draw:custom-shape text:anchor-type="paragraph" draw:z-index="11" draw:name="Фигура 12" draw:style-name="gr14" svg:width="3.811cm" svg:height="2.223cm" svg:x="10.537cm" svg:y="6.151cm"><text:p>Коэф. с=0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name="Фигура 13" draw:style-name="gr11" draw:text-style-name="P3" svg:width="3.864cm" svg:height="1.354cm" svg:x="5.325cm" svg:y="12.024cm"><text:p text:style-name="P2"><text:span text:style-name="T1">Один корень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3" draw:name="Фигура 14" draw:style-name="gr13" draw:text-style-name="P3" svg:width="3.865cm" svg:height="1.592cm" svg:x="15.134cm" svg:y="6.597cm"><text:p text:style-name="P2"><text:span text:style-name="T1">Беск. </text:span></text:p><text:p text:style-name="P2"><text:span text:style-name="T1">кол-во корней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4" draw:name="Фигура 15" draw:style-name="gr12" draw:text-style-name="P1" svg:width="3.096cm" svg:height="1.324cm" svg:x="5.987cm" svg:y="9.458cm"><text:p text:style-name="P1">Вычисление</text:p><text:p text:style-name="P1">одного корня</text:p><draw:enhanced-geometry svg:viewBox="0 0 21600 21600" draw:type="rectangle" draw:enhanced-path="M 0 0 L 21600 0 21600 21600 0 21600 0 0 Z N"/></draw:custom-shape><draw:custom-shape text:anchor-type="paragraph" draw:z-index="15" draw:name="Фигура 16" draw:style-name="gr11" draw:text-style-name="P3" svg:width="3.864cm" svg:height="1.354cm" svg:x="10.432cm" svg:y="9.432cm"><text:p text:style-name="P2"><text:span text:style-name="T1">Корней нет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6" draw:name="Вертикальная линия 2" draw:style-name="gr1" draw:text-style-name="P2" svg:x1="3.447cm" svg:y1="1.229cm" svg:x2="3.447cm" svg:y2="2.684cm"><text:p/></draw:line><draw:line text:anchor-type="paragraph" draw:z-index="17" draw:name="Вертикальная линия 3" draw:style-name="gr1" draw:text-style-name="P1" svg:x1="2.6cm" svg:y1="4.461cm" svg:x2="2.6cm" svg:y2="6.151cm"><text:p/></draw:line><draw:line text:anchor-type="paragraph" draw:z-index="18" draw:name="Горизонтальная линия 1" draw:style-name="gr4" draw:text-style-name="P1" svg:x1="4.544cm" svg:y1="7.235cm" svg:x2="5.616cm" svg:y2="7.235cm"><text:p text:style-name="P6">Да</text:p></draw:line><draw:line text:anchor-type="paragraph" draw:z-index="19" draw:name="Горизонтальная линия 2" draw:style-name="gr4" draw:text-style-name="P1" svg:x1="9.426cm" svg:y1="7.288cm" svg:x2="10.537cm" svg:y2="7.288cm"><text:p text:style-name="P6">Да</text:p></draw:line><draw:line text:anchor-type="paragraph" draw:z-index="20" draw:name="Горизонтальная линия 3" draw:style-name="gr4" draw:text-style-name="P1" svg:x1="14.347cm" svg:y1="7.235cm" svg:x2="15.723cm" svg:y2="7.235cm"><text:p text:style-name="P6">Да</text:p></draw:line><draw:line text:anchor-type="paragraph" draw:z-index="21" draw:name="Вертикальная линия 4" draw:style-name="gr10" draw:text-style-name="P5" svg:x1="12.495cm" svg:y1="8.373cm" svg:x2="12.495cm" svg:y2="9.431cm"><text:p text:style-name="P7"><text:span text:style-name="T2">Нет</text:span></text:p></draw:line><draw:line text:anchor-type="paragraph" draw:z-index="22" draw:name="Вертикальная линия 5" draw:style-name="gr9" draw:text-style-name="P5" svg:x1="7.548cm" svg:y1="8.426cm" svg:x2="7.548cm" svg:y2="9.458cm"><text:p text:style-name="P7"><text:span text:style-name="T2">Нет</text:span></text:p></draw:line><draw:line text:anchor-type="paragraph" draw:z-index="23" draw:name="Вертикальная линия 6" draw:style-name="gr8" draw:text-style-name="P5" svg:x1="7.442cm" svg:y1="10.781cm" svg:x2="7.442cm" svg:y2="12.025cm"><text:p text:style-name="P6"><text:span text:style-name="T2"/></text:p></draw:line><draw:line text:anchor-type="paragraph" draw:z-index="24" draw:name="Вертикальная линия 7" draw:style-name="gr7" draw:text-style-name="P5" svg:x1="2.626cm" svg:y1="8.373cm" svg:x2="2.626cm" svg:y2="9.775cm"><text:p text:style-name="P6"><text:span text:style-name="T2">Нет</text:span></text:p></draw:line><draw:line text:anchor-type="paragraph" draw:z-index="25" draw:name="Вертикальная линия 8" draw:style-name="gr6" draw:text-style-name="P5" svg:x1="2.6cm" svg:y1="11.76cm" svg:x2="2.6cm" svg:y2="13.665cm"><text:p text:style-name="P6"><text:span text:style-name="T2"/></text:p></draw:line><draw:line text:anchor-type="paragraph" draw:z-index="26" draw:name="Горизонтальная линия 4" draw:style-name="gr4" draw:text-style-name="P1" svg:x1="4.491cm" svg:y1="14.75cm" svg:x2="6.066cm" svg:y2="14.75cm"><text:p text:style-name="P6">Да</text:p></draw:line><draw:line text:anchor-type="paragraph" draw:z-index="27" draw:name="Горизонтальная линия 5" draw:style-name="gr4" draw:text-style-name="P1" svg:x1="9.506cm" svg:y1="14.803cm" svg:x2="11.834cm" svg:y2="14.803cm"><text:p text:style-name="P6"/></draw:line><draw:line text:anchor-type="paragraph" draw:z-index="28" draw:name="Вертикальная линия 9" draw:style-name="gr5" draw:text-style-name="P5" svg:x1="2.574cm" svg:y1="15.887cm" svg:x2="2.574cm" svg:y2="17.766cm"><text:p text:style-name="P6"><text:span text:style-name="T2">Нет</text:span></text:p></draw:line><draw:line text:anchor-type="paragraph" draw:z-index="29" draw:name="Горизонтальная линия 6" draw:style-name="gr4" draw:text-style-name="P1" svg:x1="4.464cm" svg:y1="18.824cm" svg:x2="6.595cm" svg:y2="18.824cm"><text:p text:style-name="P6">Да</text:p></draw:line><draw:line text:anchor-type="paragraph" draw:z-index="30" draw:name="Вертикальная линия 10" draw:style-name="gr3" draw:text-style-name="P5" svg:x1="2.574cm" svg:y1="19.988cm" svg:x2="2.574cm" svg:y2="21.498cm"><text:p text:style-name="P4"><text:span text:style-name="T2">Нет</text:span></text:p></draw:line><draw:custom-shape text:anchor-type="paragraph" draw:z-index="31" draw:name="Фигура 17" draw:style-name="gr2" draw:text-style-name="P3" svg:width="5.001cm" svg:height="1.645cm" svg:x="6.172cm" svg:y="21.788cm"><text:p text:style-name="P2"><text:span text:style-name="T1">Один корень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2" draw:name="Горизонтальная линия 7" draw:style-name="gr1" draw:text-style-name="P1" svg:x1="4.32cm" svg:y1="22.555cm" svg:x2="6.807cm" svg:y2="22.555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Стили_20_стрелок_20_1" draw:display-name="Стили стрелок 1" svg:viewBox="0 826 1131 754" svg:d="M566 826l-566 754 114-85 136-68 148-46 161-17 161 13 153 46 140 68 118 89z"/>
    <draw:marker draw:name="Стили_20_стрелок_20_2" draw:display-name="Стили стрелок 2" svg:viewBox="0 7 20 13" svg:d="M0 20l10-13 10 13z"/>
    <draw:marker draw:name="Стили_20_стрелок_20_3" draw:display-name="Стили стрелок 3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6:36:51.660000000</meta:creation-date>
    <dc:date>2023-09-19T17:08:59.473000000</dc:date>
    <meta:editing-duration>PT32M1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6.0.3$Windows_X86_64 LibreOffice_project/69edd8b8ebc41d00b4de3915dc82f8f0fc3b6265</meta:generator>
  </office:meta>
</office:document-meta>
</file>